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margin-left="0in" fo:margin-right="0in" fo:line-height="200%" fo:text-align="start" style:justify-single-word="false" fo:text-indent="0.4937in" style:auto-text-indent="false"/>
      <style:text-properties style:font-name="Arial"/>
    </style:style>
    <style:style style:name="P4" style:family="paragraph" style:parent-style-name="Standard">
      <style:paragraph-properties fo:margin-left="0in" fo:margin-right="0in" fo:line-height="100%" fo:text-align="start" style:justify-single-word="false" fo:text-indent="0.4937in" style:auto-text-indent="false"/>
      <style:text-properties style:font-name="Arial"/>
    </style:style>
    <style:style style:name="P5" style:family="paragraph" style:parent-style-name="Standard">
      <style:paragraph-properties fo:margin-left="0in" fo:margin-right="0in" fo:line-height="200%" fo:text-align="start" style:justify-single-word="false" fo:text-indent="0.4937in" style:auto-text-indent="fals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in" fo:line-height="200%" fo:text-align="start" style:justify-single-word="false" fo:text-indent="0.4937in" style:auto-text-indent="false"/>
      <style:text-properties style:font-name="Arial" style:text-underline-style="none" fo:font-weight="normal" style:font-weight-asian="normal" style:font-weight-complex="normal"/>
    </style:style>
    <style:style style:name="P7" style:family="paragraph" style:parent-style-name="Standard">
      <style:paragraph-properties fo:margin-left="0in" fo:margin-right="0in" fo:line-height="200%" fo:text-align="start" style:justify-single-word="false" fo:text-indent="0.5in" style:auto-text-indent="false"/>
      <style:text-properties style:font-name="Arial" style:text-underline-style="none" fo:font-weight="normal" style:font-weight-asian="normal" style:font-weight-complex="normal"/>
    </style:style>
    <style:style style:name="P8" style:family="paragraph" style:parent-style-name="Standard" style:list-style-name="L1">
      <style:paragraph-properties fo:line-height="200%" fo:text-align="start" style:justify-single-word="false"/>
      <style:text-properties style:font-name="Arial" style:text-underline-style="none" fo:font-weight="normal" style:font-weight-asian="normal" style:font-weight-complex="normal"/>
    </style:style>
    <style:style style:name="P9" style:family="paragraph" style:parent-style-name="Standard" style:list-style-name="L2">
      <style:paragraph-properties fo:line-height="200%" fo:text-align="start" style:justify-single-word="false"/>
      <style:text-properties style:font-name="Arial" style:text-underline-style="none" fo:font-weight="normal" style:font-weight-asian="normal" style:font-weight-complex="normal"/>
    </style:style>
    <style:style style:name="P10" style:family="paragraph" style:parent-style-name="Standard" style:list-style-name="L6">
      <style:paragraph-properties fo:line-height="200%" fo:text-align="start" style:justify-single-word="false"/>
      <style:text-properties style:font-name="Arial" style:text-underline-style="none" fo:font-weight="normal" style:font-weight-asian="normal" style:font-weight-complex="normal"/>
    </style:style>
    <style:style style:name="P11" style:family="paragraph" style:parent-style-name="Standard" style:list-style-name="L7">
      <style:paragraph-properties fo:line-height="200%" fo:text-align="start" style:justify-single-word="false"/>
      <style:text-properties style:font-name="Arial" style:text-underline-style="none" fo:font-weight="normal" style:font-weight-asian="normal" style:font-weight-complex="normal"/>
    </style:style>
    <style:style style:name="P12" style:family="paragraph" style:parent-style-name="Standard" style:list-style-name="L3">
      <style:paragraph-properties fo:line-height="100%" fo:text-align="start" style:justify-single-word="false"/>
      <style:text-properties style:font-name="Arial"/>
    </style:style>
    <style:style style:name="P13" style:family="paragraph" style:parent-style-name="Standard" style:list-style-name="L4">
      <style:paragraph-properties fo:line-height="100%" fo:text-align="start" style:justify-single-word="false"/>
      <style:text-properties style:font-name="Arial"/>
    </style:style>
    <style:style style:name="P14" style:family="paragraph" style:parent-style-name="Standard" style:list-style-name="L5">
      <style:paragraph-properties fo:line-height="200%" fo:text-align="start" style:justify-single-word="false"/>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gaea</text:p>
      <text:p text:style-name="P2"/>
      <text:p text:style-name="P3">Pangaea is a roguelike game. What sets it apart from other roguelikes is that is has an interface and animations.</text:p>
      <text:p text:style-name="P5">Table of Contents:</text:p>
      <text:list xml:id="list786880842" text:style-name="L1">
        <text:list-item>
          <text:p text:style-name="P8">Gameplay</text:p>
        </text:list-item>
        <text:list-item>
          <text:p text:style-name="P8">Skills</text:p>
        </text:list-item>
        <text:list-item>
          <text:p text:style-name="P8">Terrain</text:p>
        </text:list-item>
        <text:list-item>
          <text:p text:style-name="P8">Items</text:p>
        </text:list-item>
        <text:list-item>
          <text:p text:style-name="P8">Stats</text:p>
        </text:list-item>
        <text:list-item>
          <text:p text:style-name="P8">Story</text:p>
        </text:list-item>
        <text:list-item>
          <text:p text:style-name="P8">Art</text:p>
        </text:list-item>
      </text:list>
      <text:p text:style-name="P5">Gameplay</text:p>
      <text:p text:style-name="P6">Gameplay is roguelike based. The player controls a single character and guides it through the game.</text:p>
      <text:p text:style-name="P6">Everything is turn based and every action takes 1 turn. Moving 1 square takes 1 turn. Doing an attack takes 1 turn. Another entity may have a higher speed so it may have 2 moves for every 1 move the player does.</text:p>
      <text:p text:style-name="P6">The player will play through 30 levels and then fight a last fight on the 31st level.</text:p>
      <text:p text:style-name="P6">Each level will take 20-30 minutes to complete (including menu browsing). A game should last between 5 and 10 hours assuming 5 deaths.</text:p>
      <text:p text:style-name="P6">Each level is randomly picked from a set of 100+ pseudo-randomly generated levels. Each level has its own story, setting, characters, terrain, and baddies. The story, the story's characters, and the type of terrain is what sets each level apart. A story may involve that a character help the characters in the level kill something terrorizing them before the character can proceed. Some levels may share characters. A level in the set may require that another <text:soft-page-break/>level in the set has been played and received a certain outcome before this level can be selected.</text:p>
      <text:p text:style-name="P6">For example: The player plays level 1. The generated level has 2 characters: Alice and Bob. The player meets Alice first and Alice asks the player to kill some baddy. Alice says that Bob may help. The player finds Bob. Bob asks the player to kill Alice in exchange for helping to kill this baddy. The outcomes are as follows:</text:p>
      <text:list xml:id="list468328744" text:style-name="L2">
        <text:list-item>
          <text:p text:style-name="P9">The player kills Bob and the baddy, tells Alice what happened.</text:p>
        </text:list-item>
        <text:list-item>
          <text:p text:style-name="P9">The player kills Alice and Bob helps kill the baddy.</text:p>
        </text:list-item>
        <text:list-item>
          <text:p text:style-name="P9">The player does not use Bob's help and kills the baddy.</text:p>
        </text:list-item>
      </text:list>
      <text:p text:style-name="P6">In all cases, the player proceeds to the next level. Any future levels that are selected must be consistent with what the player has done in this level. IE: If the player kills Alice, Alice can't be in a later level.</text:p>
      <text:p text:style-name="P6">When a level is generated, the items and baddies on the level that will be generated are fit for the player given its experience level. If a player starts a level at level 5, the baddies and items are geared for level 5 players. The player may progress to level 10 but the level will still have the same quality gear.</text:p>
      <text:p text:style-name="P6">If the player dies, the level will restart. The difficulty level will remain the same. The story progression of this level will restart and all terrain will be undiscovered. The player can choose to repeat the level or to select a new random one (matched for his level). No experience or equipment loss is incurred. Any special items gained relating to the story of that level are removed from the player's inventory.</text:p>
      <text:p text:style-name="P6">When a player completes a level, he will receive rewards based on the actions he took in the level and then proceed to the next randomly selected level. For rewards, if the player kills Alice on the level, the player will get some special item that Alice had.</text:p>
      <text:p text:style-name="P5">Skills</text:p>
      <text:p text:style-name="P3"><text:soft-page-break/>There are 6 classes:</text:p>
      <text:list xml:id="list742578442" text:style-name="L3">
        <text:list-item>
          <text:p text:style-name="P12">Fighter</text:p>
        </text:list-item>
        <text:list-item>
          <text:p text:style-name="P12">Guardian</text:p>
        </text:list-item>
        <text:list-item>
          <text:p text:style-name="P12">Warlock</text:p>
        </text:list-item>
        <text:list-item>
          <text:p text:style-name="P12">Witch</text:p>
        </text:list-item>
        <text:list-item>
          <text:p text:style-name="P12">Archer</text:p>
        </text:list-item>
        <text:list-item>
          <text:p text:style-name="P12">Thief</text:p>
        </text:list-item>
      </text:list>
      <text:p text:style-name="P4"/>
      <text:p text:style-name="P3">Each class starts with 1 class ability and 1 weapon ability. Each weapon gives exactly 3 weapon abilities. A character can select up to 5 class abilities out of many. Class abilities are obtained through (how?)</text:p>
      <text:p text:style-name="P3">There is a cost (like mana) to use abilities. Abilities can be used any time and only have a cooldown. After a certain number of turns, the ability can be used again.</text:p>
      <text:p text:style-name="P3">Certain weapon types may give extra abilities related to that weapon type. Each combination of weapons would give 3 abilities. And the player would be able to choose from 7 skill related abilities.</text:p>
      <text:p text:style-name="P3">Tentative: Races give abilities. There are 2 per race and they are included in the selection of the 7 abilities.</text:p>
      <text:p text:style-name="P3">There are 6 races:</text:p>
      <text:list xml:id="list230309927" text:style-name="L4">
        <text:list-item>
          <text:p text:style-name="P13">(needs name) (Bear like. High Strength.)</text:p>
        </text:list-item>
        <text:list-item>
          <text:p text:style-name="P13">(needs name) (Bird like. High intellect.)</text:p>
        </text:list-item>
        <text:list-item>
          <text:p text:style-name="P13">(needs name) (Reptile like. High agility.)</text:p>
        </text:list-item>
        <text:list-item>
          <text:p text:style-name="P13">(needs name) (Wolf like. Moderate intellect/agility.)</text:p>
        </text:list-item>
        <text:list-item>
          <text:p text:style-name="P13">(needs name) (Insect like. Moderate strength/intellect.)</text:p>
        </text:list-item>
        <text:list-item>
          <text:p text:style-name="P13">(needs name) (Cat like. Moderate strength/agility.)</text:p>
        </text:list-item>
      </text:list>
      <text:p text:style-name="P3"/>
      <text:p text:style-name="P3">Each race starts with a bonus to skills related to their racial attributes. The bear race would have a higher fighting/blocking.</text:p>
      <text:p text:style-name="P5">Terrain</text:p>
      <text:p text:style-name="P3">The terrain is constantly generated. When the character walks to an area, then walks back to the area he came from, there will be new terrain. There are portals that lead to new <text:soft-page-break/>worlds with more difficult enemies. Cities are randomly generated but do not disappear. If the player finds a city in a desert, walks away, and comes back, the city might be in a forest. Cities are a place where the player can get items, training, and quests.</text:p>
      <text:p text:style-name="P3">In the beginning of the game, the terrain will look like normal Earth biomes. As later levels are reached, the color of the biomes will get progressively more distorted. Areas might be inverted in color. A desert biome may be red or green. A forest's trees and grass may turn to purple in a small area. All of this can be done programmatically rather than having to draw new tiles.</text:p>
      <text:p text:style-name="P5">Items</text:p>
      <text:p text:style-name="P3">Weapons will be swords, shields, bows, guns, and wands. I am currently considering that weapons will have 3 abilities attached to them. A 2-handed sword may have 3 melee abilities. 2 1-handed weapons would have a combination of 3.</text:p>
      <text:p text:style-name="P3">Armor is separated into 3 groups: light, medium, heavy. Light armor provides more attributes to power but has less toughness and agility. Heavy provides more attributes to toughness but has less power and agility. Medium provides more attributes to agility and less to toughness and vitality.</text:p>
      <text:p text:style-name="P3">These attribute bonuses are all subject to change, but my aim is to avoid any sort of weapon or armor triangle to make things more interesting and fun for the player.</text:p>
      <text:p text:style-name="P5">Stats</text:p>
      <text:p text:style-name="P3">There are 4 main stats for a character: Power, Agility, Vitality, Toughness. Power gives damage. Agility gives crit damage and dodge. Vitality gives life. Toughness gives defense. Power and toughness apply to both magic and physical things.</text:p>
      <text:p text:style-name="P3">There are 4 secondary stats: speed, crit %, crit damage, and dodge. A character with a higher speed can have more turns in the same amount of game-time than a character with a lower speed.</text:p>
      <text:p text:style-name="P5"><text:soft-page-break/>Story</text:p>
      <text:p text:style-name="P3">There will be 30 levels that the player plays through before the final round. See explanation in “Gameplay.”</text:p>
      <text:p text:style-name="P3">As for each of the 100+ stories, not all of them can be played through in a single character because of story consistencies that may occur (Alice is dead, Alice can't be in a later level). Each tree of stories starts with a root story which has 0-3 branches.</text:p>
      <text:list xml:id="list1532033560" text:style-name="L5">
        <text:list-item>
          <text:p text:style-name="P14">The story will begin and end on this level. No further levels involve the characters in a story with 0 branches.</text:p>
        </text:list-item>
        <text:list-item>
          <text:p text:style-name="P14">The story begins and will continue with exactly 1 outcome.</text:p>
        </text:list-item>
        <text:list-item>
          <text:p text:style-name="P14">The character can make a choice on which branch to go through with.</text:p>
        </text:list-item>
        <text:list-item>
          <text:p text:style-name="P14">Same as 2.</text:p>
        </text:list-item>
      </text:list>
      <text:p text:style-name="P3">For the sake of simplicity, no story will have more than 3 generations on the tree.</text:p>
      <text:p text:style-name="P3">See stories.odt for all stories.</text:p>
      <text:p text:style-name="P5">Art</text:p>
      <text:p text:style-name="P6">For the style, I'd like some nature-like and cosmic setting with some elements of distortion.</text:p>
      <text:p text:style-name="P6">Each level will have a terrain set. There will be a main terrain set for a level that occasionally bleeds into a neighboring tile set (ruined city bleeding into cityscape, plains bleeding into tropics). Terrain sets thus far:</text:p>
      <text:list xml:id="list1574176236" text:style-name="L6">
        <text:list-item>
          <text:p text:style-name="P10">Cityscape: focus on organized terrain, roads and buildings are where they would logically be in a hex tile setting.</text:p>
        </text:list-item>
        <text:list-item>
          <text:p text:style-name="P10">Desert: mostly boring tiles and terrain, more focus on doodads.</text:p>
        </text:list-item>
        <text:list-item>
          <text:p text:style-name="P10">Snowy: like desert but white.</text:p>
        </text:list-item>
        <text:list-item>
          <text:p text:style-name="P10">Tropical: trees grow where they can, kind of a maze, no roads, lots of different doodads.</text:p>
        </text:list-item>
        <text:list-item>
          <text:p text:style-name="P10"><text:soft-page-break/>Plains: vast expanses of grass interspersed with trees and houses.</text:p>
        </text:list-item>
      </text:list>
      <text:p text:style-name="P7">At the beginning of the game, there will be very little terrain distortion. As the game progresses, small parts will be distorted. Eventually at the last levels, the terrain 40% distorted. Distortion is applying a distorted tile set onto an area. Distorted sets thus far:</text:p>
      <text:list xml:id="list797800672" text:style-name="L7">
        <text:list-item>
          <text:p text:style-name="P11">Light: a place is unusually bright.</text:p>
        </text:list-item>
        <text:list-item>
          <text:p text:style-name="P11">Dark: place is unusually dark.</text:p>
        </text:list-item>
        <text:list-item>
          <text:p text:style-name="P11">Temporal: place is colored gray.</text:p>
        </text:list-item>
        <text:list-item>
          <text:p text:style-name="P11">Electric.</text:p>
        </text:list-item>
        <text:list-item>
          <text:p text:style-name="P11">Vibrant (life).</text:p>
        </text:list-item>
      </text:list>
      <text:p text:style-name="P7">A light distorted tile on a cityscape road will be a bright patch of road. A vibrant distorted tile on a desert will cause lush growth in the middle of nowhere.</text:p>
      <text:p text:style-name="P7">Tiles resulting from distortion will be colored with a different and unnatural h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Reba</meta:initial-creator>
    <meta:creation-date>2013-02-03T23:48:31.85</meta:creation-date>
    <dc:date>2013-03-20T08:25:13</dc:date>
    <dc:creator>Hooch </dc:creator>
    <meta:editing-duration>PT1H55M46S</meta:editing-duration>
    <meta:editing-cycles>18</meta:editing-cycles>
    <meta:generator>LibreOffice/3.5$Linux_X86_64 LibreOffice_project/350m1$Build-2</meta:generator>
    <meta:document-statistic meta:table-count="0" meta:image-count="0" meta:object-count="0" meta:page-count="6" meta:paragraph-count="79" meta:word-count="1466" meta:character-count="8227" meta:non-whitespace-character-count="6876"/>
  </office:meta>
</office:document-meta>
</file>